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name="P1" style:parent-style-name="Header">
      <style:text-properties fo:font-size="7pt" fo:font-style="italic" style:font-size-asian="7pt" style:font-size-complex="7pt" style:font-style-asian="italic" style:font-style-complex="italic"/>
    </style:style>
    <style:style style:family="paragraph" style:name="P2" style:parent-style-name="Heading">
      <style:text-properties fo:font-size="22pt" style:font-size-asian="22pt" style:font-size-complex="22pt"/>
    </style:style>
    <style:style style:family="section" style:name="Sect1">
      <style:section-properties anx:BungeniSectionType="body" style:editable="false">
        <style:columns fo:column-count="1" fo:column-gap="0in"/>
      </style:section-properties>
    </style:style>
    <style:style style:family="section" style:name="Sect2">
      <style:section-properties anx:BungeniSectionID="tWVXYl5ZSKqAhrrXFAtsxQ" anx:BungeniSectionType="Preface" anx:__BungeniMetaEditable="false" fo:background-color="#ffffff" fo:margin-left="0.1in" fo:margin-right="0in" style:editable="false">
        <style:columns fo:column-count="1" fo:column-gap="0in"/>
        <style:background-image/>
      </style:section-properties>
    </style:style>
    <style:style style:family="section" style:name="Sect3">
      <style:section-properties anx:BungeniSectionID="DDci2ndjTyugdaaKVX092A" anx:BungeniSectionType="Part" anx:__BungeniMetaEditable="false" fo:background-color="#ffffa1" fo:margin-left="0.3in" fo:margin-right="0in" style:editable="false">
        <style:columns fo:column-count="1" fo:column-gap="0in"/>
        <style:background-image/>
      </style:section-properties>
    </style:style>
    <style:style style:family="section" style:name="Sect4">
      <style:section-properties anx:BungeniSectionID="DDci2ndjTyugdaaKVX092A" anx:BungeniSectionType="NumberedContainer" anx:BungeniSectionUUID="77cfeca0-68be-4bc9-b854-1fabc5e53437" anx:BungeniSectionVisibility="system" anx:__BungeniMetaEditable="false" style:editable="false">
        <style:columns fo:column-count="1" fo:column-gap="0in"/>
      </style:section-properties>
    </style:style>
    <style:style style:family="section" style:name="Sect5">
      <style:section-properties anx:BungeniSectionID="pVw+ce4vRDagworwi6D+Bw" anx:BungeniSectionType="Chapter" anx:__BungeniMetaEditable="false" fo:background-color="#e8ee88" fo:margin-left="0.4in" fo:margin-right="0in" style:editable="false">
        <style:columns fo:column-count="1" fo:column-gap="0in"/>
        <style:background-image/>
      </style:section-properties>
    </style:style>
    <style:style style:family="section" style:name="Sect6">
      <style:section-properties anx:BungeniSectionID="pVw+ce4vRDagworwi6D+Bw" anx:BungeniSectionType="NumberedContainer" anx:BungeniSectionUUID="d3f6bc84-502e-4403-afad-c7a4e3b6f361" anx:BungeniSectionVisibility="system" anx:__BungeniMetaEditable="false" style:editable="false">
        <style:columns fo:column-count="1" fo:column-gap="0in"/>
      </style:section-properties>
    </style:style>
    <style:style style:family="section" style:name="Sect7">
      <style:section-properties anx:BungeniSectionID="yxWm9tksRIS/BLQGsJE7ig" anx:BungeniSectionType="Chapter" anx:__BungeniMetaEditable="false" fo:background-color="#e8ee88" fo:margin-left="0.4in" fo:margin-right="0in" style:editable="false">
        <style:columns fo:column-count="1" fo:column-gap="0in"/>
        <style:background-image/>
      </style:section-properties>
    </style:style>
    <style:style style:family="section" style:name="Sect8">
      <style:section-properties anx:BungeniSectionID="yxWm9tksRIS/BLQGsJE7ig" anx:BungeniSectionType="NumberedContainer" anx:BungeniSectionUUID="8aa2d5e0-545b-41ff-ab18-de72b278c4d6" anx:BungeniSectionVisibility="system" anx:__BungeniMetaEditable="false" style:editable="false">
        <style:columns fo:column-count="1" fo:column-gap="0in"/>
      </style:section-properties>
    </style:style>
    <style:style style:family="section" style:name="Sect9">
      <style:section-properties anx:BungeniSectionID="2efCJ+MtTP2AmcXmOkTO+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0">
      <style:section-properties anx:BungeniSectionID="2efCJ+MtTP2AmcXmOkTO+Q" anx:BungeniSectionType="NumberedContainer" anx:BungeniSectionUUID="6cccf9b5-a83e-4408-81ff-e08fc85cb987" anx:BungeniSectionVisibility="system" anx:__BungeniMetaEditable="false" style:editable="false">
        <style:columns fo:column-count="1" fo:column-gap="0in"/>
      </style:section-properties>
    </style:style>
    <style:style style:family="section" style:name="Sect11">
      <style:section-properties anx:BungeniSectionID="UwT3ldKpTpO6bwJ6i7Emq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2">
      <style:section-properties anx:BungeniSectionID="UwT3ldKpTpO6bwJ6i7EmqQ" anx:BungeniSectionType="NumberedContainer" anx:BungeniSectionUUID="7a760bc6-6138-4cff-a37a-6d6307fe80fe" anx:BungeniSectionVisibility="system" anx:__BungeniMetaEditable="false" style:editable="false">
        <style:columns fo:column-count="1" fo:column-gap="0in"/>
      </style:section-properties>
    </style:style>
    <style:style style:family="section" style:name="Sect13">
      <style:section-properties anx:BungeniSectionID="CCkUZznWQeWokeplynK1OQ" anx:BungeniSectionType="Part" anx:__BungeniMetaEditable="false" fo:background-color="#ffffa1" fo:margin-left="0.3in" fo:margin-right="0in" style:editable="false">
        <style:columns fo:column-count="1" fo:column-gap="0in"/>
        <style:background-image/>
      </style:section-properties>
    </style:style>
    <style:style style:family="section" style:name="Sect14">
      <style:section-properties anx:BungeniSectionID="CCkUZznWQeWokeplynK1OQ" anx:BungeniSectionType="NumberedContainer" anx:BungeniSectionUUID="f065c009-3a2e-45d3-a574-c208b9cdbdad" anx:BungeniSectionVisibility="system" anx:__BungeniMetaEditable="false" style:editable="false">
        <style:columns fo:column-count="1" fo:column-gap="0in"/>
      </style:section-properties>
    </style:style>
    <style:style style:family="section" style:name="Sect15">
      <style:section-properties anx:BungeniSectionID="xFwIohvCRJ+WAEJV6JM34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6">
      <style:section-properties anx:BungeniSectionID="xFwIohvCRJ+WAEJV6JM34g" anx:BungeniSectionType="NumberedContainer" anx:BungeniSectionUUID="71af8b2d-edd9-4618-86d1-e369b06388c7" anx:BungeniSectionVisibility="system" anx:__BungeniMetaEditable="false" style:editable="false">
        <style:columns fo:column-count="1" fo:column-gap="0in"/>
      </style:section-properties>
    </style:style>
    <style:style style:family="section" style:name="Sect17">
      <style:section-properties anx:BungeniSectionID="CH7ms3R3TJCA8r4LszGaT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8">
      <style:section-properties anx:BungeniSectionID="CH7ms3R3TJCA8r4LszGaTg" anx:BungeniSectionType="NumberedContainer" anx:BungeniSectionUUID="b0a0559c-35f7-4cf7-8275-d89523d46ec4" anx:BungeniSectionVisibility="system" anx:__BungeniMetaEditable="false" style:editable="false">
        <style:columns fo:column-count="1" fo:column-gap="0in"/>
      </style:section-properties>
    </style:style>
    <style:style style:family="section" style:name="Sect19">
      <style:section-properties anx:BungeniSectionID="zicm8FdWSPiG7mAYYFySZg" anx:BungeniSectionType="Chapter" anx:__BungeniMetaEditable="false" fo:background-color="#e8ee88" fo:margin-left="0.4in" fo:margin-right="0in" style:editable="false">
        <style:columns fo:column-count="1" fo:column-gap="0in"/>
        <style:background-image/>
      </style:section-properties>
    </style:style>
    <style:style style:family="section" style:name="Sect20">
      <style:section-properties anx:BungeniSectionID="zicm8FdWSPiG7mAYYFySZg" anx:BungeniSectionType="NumberedContainer" anx:BungeniSectionUUID="09e297b7-01a7-4c0d-a508-70df6f02d4ff" anx:BungeniSectionVisibility="system" anx:__BungeniMetaEditable="false" style:editable="false">
        <style:columns fo:column-count="1" fo:column-gap="0in"/>
      </style:section-properties>
    </style:style>
    <style:style style:family="section" style:name="Sect21">
      <style:section-properties anx:BungeniSectionID="nJJ9QzQbSAmV9kZtZK86sQ" anx:BungeniSectionType="Part" anx:__BungeniMetaEditable="false" fo:background-color="#ffffa1" fo:margin-left="0.3in" fo:margin-right="0in" style:editable="false">
        <style:columns fo:column-count="1" fo:column-gap="0in"/>
        <style:background-image/>
      </style:section-properties>
    </style:style>
    <style:style style:family="section" style:name="Sect22">
      <style:section-properties anx:BungeniSectionID="nJJ9QzQbSAmV9kZtZK86sQ" anx:BungeniSectionType="NumberedContainer" anx:BungeniSectionUUID="ef79e0c6-43f0-4096-9472-c1ac453543e0" anx:BungeniSectionVisibility="system" anx:__BungeniMetaEditable="false" style:editable="false">
        <style:columns fo:column-count="1" fo:column-gap="0in"/>
      </style:section-properties>
    </style:style>
    <style:style style:family="section" style:name="Sect23">
      <style:section-properties anx:BungeniSectionID="m0W9DHGYTkqq4gCBL3Ga/w" anx:BungeniSectionType="Chapter" anx:__BungeniMetaEditable="false" fo:background-color="#e8ee88" fo:margin-left="0.4in" fo:margin-right="0in" style:editable="false">
        <style:columns fo:column-count="1" fo:column-gap="0in"/>
        <style:background-image/>
      </style:section-properties>
    </style:style>
    <style:style style:family="section" style:name="Sect24">
      <style:section-properties anx:BungeniSectionID="m0W9DHGYTkqq4gCBL3Ga/w" anx:BungeniSectionType="NumberedContainer" anx:BungeniSectionUUID="e563307e-8dc4-4dbf-8a9b-fc94f1ef97a8" anx:BungeniSectionVisibility="system" anx:__BungeniMetaEditable="false" style:editable="false">
        <style:columns fo:column-count="1" fo:column-gap="0in"/>
      </style:section-properties>
    </style:style>
  </office:automatic-styles>
  <office:body>
    <office:text text:use-soft-page-breaks="true">
      <office:forms form:apply-design-mode="false" form:automatic-focus="false"/>
      <text:tracked-changes>
        <text:changed-region text:id="ct-1445853176">
          <text:insertion>
            <office:change-info>
              <dc:creator>Jimmy Buru</dc:creator>
              <dc:date>2010-07-27T12:51:00</dc:date>
            </office:change-info>
          </text:insertion>
        </text:changed-region>
        <text:changed-region text:id="ct-1445852952">
          <text:insertion>
            <office:change-info>
              <dc:creator>Jimmy Buru</dc:creator>
              <dc:date>2010-07-27T12:52:00</dc:date>
            </office:change-info>
          </text:insertion>
        </text:changed-region>
        <text:changed-region text:id="ct-1445851832">
          <text:insertion>
            <office:change-info>
              <dc:creator>Jimmy Buru</dc:creator>
              <dc:date>2010-07-27T12:52:00</dc:date>
            </office:change-info>
          </text:insertion>
        </text:changed-region>
        <text:changed-region text:id="ct-1445851720">
          <text:deletion>
            <office:change-info>
              <dc:creator>Jimmy Buru</dc:creator>
              <dc:date>2010-07-27T12:52:00</dc:date>
            </office:change-info>
            <text:p text:style-name="Standard">16</text:p>
          </text:deletion>
        </text:changed-region>
        <text:changed-region text:id="ct-1445851496">
          <text:insertion>
            <office:change-info>
              <dc:creator>Jimmy Buru</dc:creator>
              <dc:date>2010-07-27T12:52:00</dc:date>
            </office:change-info>
          </text:insertion>
        </text:changed-region>
        <text:changed-region text:id="ct-1455034948">
          <text:deletion>
            <office:change-info>
              <dc:creator>Jimmy Buru</dc:creator>
              <dc:date>2010-07-27T14:23:00</dc:date>
            </office:change-info>
            <text:p text:style-name="Standard">;</text:p>
          </text:deletion>
        </text:changed-region>
        <text:changed-region text:id="ct-1445851384">
          <text:insertion>
            <office:change-info>
              <dc:creator>Jimmy Buru</dc:creator>
              <dc:date>2010-07-27T12:52:00</dc:date>
            </office:change-info>
          </text:insertion>
        </text:changed-region>
        <text:changed-region text:id="ct-1445851272">
          <text:deletion>
            <office:change-info>
              <dc:creator>Jimmy Buru</dc:creator>
              <dc:date>2010-07-27T12:53:00</dc:date>
            </office:change-info>
            <text:p text:style-name="Standard">(e) in a relationship recognized by law or practice of marriage or partnership and in which the partners share or shared a reciprocal duty of suppor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1">
        <text:p text:style-name="Standard"/>
        <text:section text:name="preface" text:style-name="Sect2">
          <text:p text:style-name="P2">Equal Opportunities Bill, 2007</text:p>
          <text:p text:style-name="Standard"/>
          <text:p text:style-name="Standard"/>
          <text:p text:style-name="Standard">AN ACT of Parliament to promote equal opportunities <text:change-start text:change-id="ct-1445853176"/>and rights <text:change-end text:change-id="ct-1445853176"/>for all persons, to prohibit discrimination and provide for remedies for victims of discrimination and for connected purposes<text:change-start text:change-id="ct-1445852952"/> and activities<text:change-end text:change-id="ct-1445852952"/>.</text:p>
          <text:p text:style-name="Standard"/>
          <text:p text:style-name="Standard">ENACTED by the Parliament of Kenya, as follows.</text:p>
          <text:p text:style-name="Standard"/>
        </text:section>
        <text:p text:style-name="Standard"/>
        <text:p text:style-name="Standard"/>
        <text:section text:name="part1" text:style-name="Sect3">
          <text:section text:name="num_77cfeca0-68be-4bc9-b854-1fabc5e53437" text:style-name="Sect4">
            <text:p text:style-name="heading_5f_part">PART I - PRELIMINARY</text:p>
          </text:section>
          <text:section text:name="chapter1" text:style-name="Sect5">
            <text:section text:name="num_d3f6bc84-502e-4403-afad-c7a4e3b6f361" text:protected="true" text:style-name="Sect6">
              <text:p text:style-name="heading_5f_chapter">1.Citation </text:p>
            </text:section>
            <text:p text:style-name="Standard"/>
            <text:p text:style-name="Standard">This Act may be cited as the Equal Opportunities Act, 2007</text:p>
          </text:section>
          <text:p text:style-name="Standard"/>
          <text:section text:name="chapter2" text:style-name="Sect7">
            <text:section text:name="num_8aa2d5e0-545b-41ff-ab18-de72b278c4d6" text:protected="true" text:style-name="Sect8">
              <text:p text:style-name="heading_5f_chapter">2 Interpretation. </text:p>
            </text:section>
            <text:p text:style-name="Standard"/>
            <text:p text:style-name="Standard">In this Act unless the context otherwise requires-</text:p>
            <text:p text:style-name="Standard">"Board" means the Equality Board established under section <text:change-start text:change-id="ct-1445851832"/>33<text:change-end text:change-id="ct-1445851832"/><text:change text:change-id="ct-1445851720"/><text:change-start text:change-id="ct-1445851496"/> of the Equality Board Establishment Act 1993 section 3 chapter 2<text:change-end text:change-id="ct-1445851496"/><text:change text:change-id="ct-1455034948"/></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text:soft-page-break/>(iii) the failure to identify and take reasonable measures to remove any barriers to the full enjoyment of access to opportunities by person;</text:p>
            <text:p text:style-name="Standard"/>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change-start text:change-id="ct-1445851384"/> or an external agency<text:change-end text:change-id="ct-1445851384"/></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text:change text:change-id="ct-1445851272"/></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name="chapter3" text:style-name="Sect9">
            <text:section text:name="num_6cccf9b5-a83e-4408-81ff-e08fc85cb987" text:protected="true" text:style-name="Sect10">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name="chapter4" text:style-name="Sect11">
            <text:section text:name="num_7a760bc6-6138-4cff-a37a-6d6307fe80fe" text:protected="true" text:style-name="Sect12">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name="part2" text:style-name="Sect13">
          <text:section text:name="num_f065c009-3a2e-45d3-a574-c208b9cdbdad" text:protected="true" text:style-name="Sect14">
            <text:p text:style-name="heading_5f_part">PART II – DUTY TO PROMOTE EQUALITY</text:p>
          </text:section>
          <text:p text:style-name="Standard"/>
          <text:section text:name="chapter5" text:style-name="Sect15">
            <text:section text:name="num_71af8b2d-edd9-4618-86d1-e369b06388c7" text:protected="true" text:style-name="Sect16">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name="chapter6" text:style-name="Sect17">
            <text:section text:name="num_b0a0559c-35f7-4cf7-8275-d89523d46ec4" text:protected="true" text:style-name="Sect18">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3) The authority or organisation may deviate from the provision laid down in subsection (1) if there are special reasons for doing so and shall, in such case, state the reason for doing so.</text:p>
            <text:p text:style-name="Standard"/>
          </text:section>
          <text:section text:name="chapter7" text:style-name="Sect19">
            <text:section text:name="num_09e297b7-01a7-4c0d-a508-70df6f02d4ff" text:protected="true" text:style-name="Sect20">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name="part3" text:style-name="Sect21">
          <text:section text:name="num_ef79e0c6-43f0-4096-9472-c1ac453543e0" text:protected="true" text:style-name="Sect22">
            <text:p text:style-name="heading_5f_part">PART III – EQUALITY REPORTS</text:p>
          </text:section>
          <text:p text:style-name="Standard"/>
          <text:section text:name="chapter8" text:style-name="Sect23">
            <text:section text:name="num_e563307e-8dc4-4dbf-8a9b-fc94f1ef97a8" text:protected="true" text:style-name="Sect24">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text:soft-page-break/></text:p>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Lucida Sans Unicode" style:font-name-complex="Tahoma" style:font-size-asian="12pt" style:font-size-complex="12pt" style:language-asian="zxx" style:language-complex="zxx"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extra" style:family="paragraph" style:name="Drawing" style:parent-style-name="Caption"/>
    <style:style style:auto-update="true" style:class="text" style:display-name="heading_article" style:family="paragraph" style:name="heading_5f_article" style:next-style-name="Text_20_body" style:parent-style-name="Heading_20_1">
      <style:text-properties fo:font-weight="bold" style:font-name="DejaVu Sans"/>
    </style:style>
    <style:style style:display-name="heading_chapter" style:family="paragraph" style:name="heading_5f_chapter" style:next-style-name="Text_20_body" style:parent-style-name="Heading_20_1">
      <style:text-properties fo:font-size="95%" style:font-name="DejaVu Sans"/>
    </style:style>
    <style:style style:auto-update="true" style:display-name="heading_general" style:family="paragraph" style:name="heading_5f_general" style:next-style-name="Text_20_body" style:parent-style-name="Heading_20_1">
      <style:text-properties fo:font-size="105%" style:font-name="DejaVu Sans"/>
    </style:style>
    <style:style style:auto-update="true" style:display-name="heading_subchapter" style:family="paragraph" style:name="heading_5f_subchapter" style:next-style-name="Heading_20_1" style:parent-style-name="Heading_20_1">
      <style:text-properties fo:font-size="95%" style:font-name="DejaVu Sans"/>
    </style:style>
    <style:style style:auto-update="true" style:display-name="heading_section" style:family="paragraph" style:name="heading_5f_section" style:next-style-name="Text_20_body" style:parent-style-name="Heading_20_1">
      <style:text-properties fo:font-size="95%" style:font-name="DejaVu Sans"/>
    </style:style>
    <style:style style:auto-update="true" style:display-name="heading_part" style:family="paragraph" style:name="heading_5f_part" style:next-style-name="Text_20_body" style:parent-style-name="Heading_20_1">
      <style:text-properties style:font-name="DejaVu Sans"/>
    </style:style>
    <style:style style:display-name="heading_para" style:family="paragraph" style:name="heading_5f_para" style:next-style-name="Text_20_body" style:parent-style-name="Heading_20_1">
      <style:text-properties fo:font-size="95%" style:font-name="DejaVu Sans"/>
    </style:style>
    <style:style style:display-name="heading_subpara" style:family="paragraph" style:name="heading_5f_subpara" style:next-style-name="Text_20_body" style:parent-style-name="Heading_20_1"/>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style style:family="paragraph" style:name="MP1" style:parent-style-name="Header">
      <style:text-properties fo:font-size="7pt" fo:font-style="italic" style:font-size-asian="7pt" style:font-size-complex="7pt" style:font-style-asian="italic" style:font-style-complex="italic"/>
    </style:style>
    <style:page-layout style:name="Mpm1">
      <style:page-layout-properties fo:background-color="transparent" fo:margin-bottom="0.7874in" fo:margin-left="0.7874in" fo:margin-right="0.7874in" fo:margin-top="0.25in" fo:page-height="11in" fo:page-width="8.5in" style:footnote-max-height="0in" style:num-format="1" style:print-orientation="portrait" style:writing-mode="lr-tb">
        <style:background-image/>
        <style:footnote-sep style:adjustment="left" style:color="#000000" style:distance-after-sep="0.0398in" style:distance-before-sep="0.0398in" style:rel-width="25%" style:width="0.0071in"/>
      </style:page-layout-properties>
      <style:header-style>
        <style:header-footer-properties fo:margin-bottom="0.1965in" fo:margin-left="0in" fo:margin-right="0in" svg:height="0.6354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generator>OpenOffice.org/3.1$Linux OpenOffice.org_project/310m19$Build-9420</meta:generator>
    <meta:creation-date>2010-07-27T01:17:52</meta:creation-date>
    <meta:editing-cycles>23</meta:editing-cycles>
    <meta:editing-duration>PT01H02M56S</meta:editing-duration>
    <meta:initial-creator>Ashok Hariharan</meta:initial-creator>
    <dc:date>2010-07-27T14:24:09</dc:date>
    <dc:creator>Ashok Hariharan</dc:creator>
    <meta:document-statistic meta:character-count="9614" meta:image-count="0" meta:object-count="0" meta:page-count="5" meta:paragraph-count="81" meta:table-count="0" meta:word-count="1536"/>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Jimmy Buru</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